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f880" officeooo:paragraph-rsid="0011f880"/>
    </style:style>
    <style:style style:name="P2" style:family="paragraph" style:parent-style-name="Standard">
      <style:text-properties officeooo:rsid="0014255e" officeooo:paragraph-rsid="0014255e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text-properties officeooo:rsid="0014255e" officeooo:paragraph-rsid="0014255e"/>
    </style:style>
    <style:style style:name="P5" style:family="paragraph" style:parent-style-name="Table_20_Contents">
      <style:text-properties officeooo:rsid="0019d5d1" officeooo:paragraph-rsid="0019d5d1"/>
    </style:style>
    <style:style style:name="P6" style:family="paragraph" style:parent-style-name="Table_20_Contents">
      <style:text-properties officeooo:rsid="001c0299" officeooo:paragraph-rsid="001c0299"/>
    </style:style>
    <style:style style:name="P7" style:family="paragraph" style:parent-style-name="Table_20_Contents">
      <style:text-properties officeooo:rsid="001d0730" officeooo:paragraph-rsid="001d0730"/>
    </style:style>
    <style:style style:name="P8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able_20_Contents" style:list-style-name="L2">
      <style:text-properties officeooo:rsid="0019d5d1" officeooo:paragraph-rsid="0019d5d1"/>
    </style:style>
    <style:style style:name="P12" style:family="paragraph" style:parent-style-name="Table_20_Contents" style:list-style-name="L3">
      <style:text-properties officeooo:rsid="0019d5d1" officeooo:paragraph-rsid="0019d5d1"/>
    </style:style>
    <style:style style:name="P13" style:family="paragraph" style:parent-style-name="Table_20_Contents" style:list-style-name="L5">
      <style:text-properties officeooo:rsid="001d0730" officeooo:paragraph-rsid="001d073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ublish Progress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Defined</text:p>
          </table:table-cell>
          <table:table-cell table:style-name="Table1.A1" office:value-type="string">
            <text:p text:style-name="P4">In Progress</text:p>
          </table:table-cell>
          <table:table-cell table:style-name="Table1.C1" office:value-type="string">
            <text:p text:style-name="P4">Completed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8"><text:bookmark text:name="docs-internal-guid-b572ef5e-7fff-30ad-3ccb-e894a752156d"/>Youtube</text:p>
            <text:list xml:id="list2042588114" text:style-name="L1">
              <text:list-item>
                <text:p text:style-name="P9">Video</text:p>
              </text:list-item>
              <text:list-item>
                <text:p text:style-name="P9">Description</text:p>
              </text:list-item>
              <text:list-item>
                <text:p text:style-name="P9">oneweb link</text:p>
              </text:list-item>
              <text:list-item>
                <text:p text:style-name="P9">Thingiverse link</text:p>
              </text:list-item>
              <text:list-item>
                <text:p text:style-name="P9">Source code link</text:p>
              </text:list-item>
              <text:list-item>
                <text:p text:style-name="P9">publish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Oneweb.net</text:p>
            <text:list xml:id="list4126979417" text:style-name="L2">
              <text:list-item>
                <text:p text:style-name="P11">content</text:p>
              </text:list-item>
              <text:list-item>
                <text:p text:style-name="P11">embed video</text:p>
              </text:list-item>
              <text:list-item>
                <text:p text:style-name="P11">intra-oneweb links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Oneweb.org</text:p>
            <text:list xml:id="list2622812727" text:style-name="L3">
              <text:list-item>
                <text:p text:style-name="P12">documentation</text:p>
              </text:list-item>
              <text:list-item text:style-override="L4">
                <text:p text:style-name="P10">Source code link</text:p>
              </text:list-item>
              <text:list-item text:style-override="L4">
                <text:p text:style-name="P10">Embed video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<text:bookmark text:name="docs-internal-guid-b820b522-7fff-955a-6bd0-3ba7c5e8f2eb"/>Google+</text:p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<text:bookmark text:name="docs-internal-guid-4ee9f4f4-7fff-c144-e6f4-9d77fa990ec8"/>Twitter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Facebook</text:p>
            <text:list xml:id="list3982073362" text:style-name="L5">
              <text:list-item>
                <text:p text:style-name="P13">Selenium Groups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/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6:08:34.961762889</meta:creation-date>
    <dc:date>2019-01-07T14:23:37.149466585</dc:date>
    <meta:editing-duration>PT1H32M26S</meta:editing-duration>
    <meta:editing-cycles>10</meta:editing-cycles>
    <meta:generator>LibreOffice/6.0.7.3$Linux_X86_64 LibreOffice_project/00m0$Build-3</meta:generator>
    <meta:document-statistic meta:table-count="1" meta:image-count="0" meta:object-count="0" meta:page-count="1" meta:paragraph-count="24" meta:word-count="48" meta:character-count="263" meta:non-whitespace-character-count="250"/>
  </office:meta>
</office:document-meta>
</file>